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text-indent="0.5in" style:auto-text-indent="false" fo:background-color="transparent" fo:padding="0in" fo:border="none"/>
    </style:style>
    <style:style style:name="P2" style:family="paragraph" style:parent-style-name="normal" style:master-page-name="Standard">
      <loext:graphic-properties draw:fill="none" draw:fill-color="#ffffff"/>
      <style:paragraph-properties fo:margin-left="0in" fo:margin-right="0in" fo:text-indent="0.5in" style:auto-text-indent="false" style:page-number="1" fo:background-color="transparent" fo:padding="0in" fo:border="none"/>
      <style:text-properties fo:font-weight="bold" officeooo:rsid="000d99ef" officeooo:paragraph-rsid="000d99ef" style:font-weight-asian="bold" style:font-weight-complex="bold"/>
    </style:style>
    <style:style style:name="T1" style:family="text">
      <style:text-properties fo:font-variant="normal" fo:text-transform="none"/>
    </style:style>
    <style:style style:name="T2" style:family="text">
      <style:text-properties fo:font-variant="normal" fo:text-transform="none" fo:color="#000080"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tle:<text:span text:style-name="T4"> Snapchat and its Data Policy</text:span></text:p>
      <text:p text:style-name="P1"><text:span text:style-name="T3">By</text:span> ETHAN BRECKENRIDGE</text:p>
      <text:p text:style-name="P1"><text:span text:style-name="T1">Snapchat. </text:span>It's<text:span text:style-name="T1"> a multimedia messaging app, with an estimated 248 millio</text:span>n users sending 7.5 billion messages daily.<text:span text:style-name="T1"> </text:span></text:p>
      <text:p text:style-name="P1"><text:span text:style-name="T1">With that many videos, images and other messages being sent on the platform, one of the questions we should be asking is who owns what</text:span>?</text:p>
      <text:p text:style-name="P1"><text:span text:style-name="T1">Do you own what you create, or are you losing the rights to every image, video, and message you send on such a widely used platform?</text:span></text:p>
      <text:p text:style-name="P1">I<text:span text:style-name="T1">n most cases, when you create something like a photo, book, or song, you own the copyright for that.</text:span></text:p>
      <text:p text:style-name="P1"><text:span text:style-name="T1"><text:s/>When you create an image, or a video, and share it through Snapchat, a lot of wh</text:span>ich<text:span text:style-name="T1"> licensing agreement you enter depends on how public the item is. </text:span></text:p>
      <text:p text:style-name="P1"><text:span text:style-name="T1">For private content th</text:span>at <text:span text:style-name="T1">you share </text:span>with<text:span text:style-name="T1"> your contacts, what they can do with that is a little more limited. </text:span></text:p>
      <text:p text:style-name="P1"><text:span text:style-name="T1">You give them a “worldwide, royalty-free, sublicensable, and transferable license” to mainly just store and distribute it, but they can also edit it, and publish how they see fit. </text:span></text:p>
      <text:p text:style-name="P1"><text:span text:style-name="T1">For public content, however, you grant </text:span>Snapchat<text:span text:style-name="T1"> the ability to do basically what </text:span>it wants<text:span text:style-name="T1"> with the content</text:span>,<text:span text:style-name="T1"> </text:span>including broadcasting <text:span text:style-name="T1">it. </text:span></text:p>
      <text:p text:style-name="P1"><text:span text:style-name="T1"><text:s/>Think about that. If you share something publicly, and in six months you see your face on a billboard or on a commercial somewhere, because of the terms of service, you </text:span>can’t do anything.<text:span text:style-name="T1"> </text:span>W<text:span text:style-name="T1">hen you use </text:span>Snapchat’s<text:span text:style-name="T1"> platform, that</text:span>’<text:span text:style-name="T1">s what you agree to. </text:span></text:p>
      <text:p text:style-name="P1"><text:span text:style-name="T1">You </text:span>can't<text:span text:style-name="T1"> sue, as you agree to go to </text:span>a<text:span text:style-name="T1">rbitration for most of the disputes</text:span>.</text:p>
      <text:p text:style-name="P1"><text:span text:style-name="T1">Now if you thought what </text:span>Snapchat<text:span text:style-name="T1"> got from stuff you willingly shared is bad, there is a lot more that Snapchat collects, either “</text:span>i<text:span text:style-name="T1">n-house,” throughout the app itself, or through advertis</text:span>e<text:span text:style-name="T1">rs and other third party sources. </text:span></text:p>
      <text:p text:style-name="P1"><text:span text:style-name="T1">So there was the information you shared when you created the app, stuff like an email address, a phone number, and date of birth. It also collects usage metrics, like how often you open the app, who you’re sending messages to, how long it takes to open messages and much more.</text:span></text:p>
      <text:p text:style-name="P1"><text:span text:style-name="T1"><text:s/>It even tracks which filters you use the most, and which people’s stories you watch the most. It collects data on your phone and what cell carriers you use. </text:span></text:p>
      <text:p text:style-name="P1"><text:span text:style-name="T1">It can track location, if you have it enabled, cell phone sensor data like compasses and gyroscope, microphone data, and if you have headphones connected.</text:span></text:p>
      <text:p text:style-name="P1"><text:span text:style-name="T1"><text:s/>So if you’re using an iPhone X with Verizon as your cell provider and are listening to </text:span>your f<text:span text:style-name="T1">riend</text:span>’<text:span text:style-name="T1">s story through some </text:span>B<text:span text:style-name="T1">luetooth headphones, that is all the basic telemetry data that Snapchat collects</text:span>.</text:p>
      <text:p text:style-name="P1"><text:span text:style-name="T1">All that personalized data that </text:span>Snapchat<text:span text:style-name="T1"> collect</text:span>s is<text:span text:style-name="T1"> valuable, because the more data </text:span>it has<text:span text:style-name="T1">, and the more </text:span>it<text:span text:style-name="T1"> can </text:span>p<text:span text:style-name="T1">ersonalize your </text:span>e<text:span text:style-name="T1">xperience the more advertisers are willing to pay for it. </text:span></text:p>
      <text:p text:style-name="P1"><text:span text:style-name="T1">However, if you are worried about what Snapchat is collecting about you, and what </text:span>it<text:span text:style-name="T1"> can do with your images, there </text:span>are<text:span text:style-name="T1"> some things you can do to protect your data. </text:span></text:p>
      <text:p text:style-name="P1"><text:span text:style-name="T1">First, review your privacy data. This can be done by going to your Snapchat settings page, scrolling to the additional services heading, and hitting </text:span>“<text:span text:style-name="T1">manage.</text:span>” <text:span text:style-name="T1">Go through the pages in the advanced settings and set them to your liking. </text:span></text:p>
      <text:p text:style-name="P1"><text:soft-page-break/><text:span text:style-name="T1">Next, if you want to be safer with snapchat, and with your phone data in general, I recommend a VPN or a Virtual Private Network. </text:span></text:p>
      <text:p text:style-name="P1"><text:span text:style-name="T1">A VPN connects to a private server, before going to the open internet, which should safeguard some of the location and some other tracking information that Snapchat collects. </text:span></text:p>
      <text:p text:style-name="P1"><text:span text:style-name="T1">NordVPN, and Private Internet Access are two great VPNs to use, or if you want to set up your own private VPN, go to this link, and there is a video guide on how to do it: </text:span></text:p>
      <text:p text:style-name="P1"><text:a xlink:type="simple" xlink:href="https://bit.ly/2SDvn4W" text:style-name="Standard" text:visited-style-name="Standard"><text:span text:style-name="T2">https://bit.ly/2SDvn4W</text:span></text:a></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2pt" fo:language="en" fo:country="US"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ormal" style:family="paragraph" style:default-outline-level="">
      <style:paragraph-properties fo:margin-top="0in" fo:margin-bottom="0in" loext: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normal" style:default-outline-level="" style:class="text">
      <loext:graphic-properties draw:fill="none" draw:fill-color="#ffffff"/>
      <style:paragraph-properties fo:margin-top="0.1665in" fo:margin-bottom="0.0417in" loext:contextual-spacing="false" fo:line-height="100%" fo:background-color="transparent" fo:padding="0in" fo:border="none"/>
      <style:text-properties fo:font-variant="normal" fo:text-transform="none" fo:font-size="11pt" fo:font-weight="bold" style:font-size-asian="11pt" style:font-weight-asian="bold" style:font-size-complex="11pt"/>
    </style:style>
    <style:style style:name="Title" style:family="paragraph" style:parent-style-name="normal" style:next-style-name="normal" style:default-outline-level="" style:class="chapter">
      <loext:graphic-properties draw:fill="none" draw:fill-color="#ffffff"/>
      <style:paragraph-properties fo:margin-top="0.1665in" fo:margin-bottom="0.0417in" loext:contextual-spacing="false" fo:line-height="100%" fo:text-align="center" style:justify-single-word="false" fo:background-color="transparent" fo:padding="0in" fo:border="non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normal" style:default-outline-level="" style:class="chapter">
      <loext:graphic-properties draw:fill="none" draw:fill-color="#ffffff"/>
      <style:paragraph-properties fo:margin-top="0in" fo:margin-bottom="0.0417in" loext:contextual-spacing="false" fo:line-height="100%" fo:text-align="center" style:justify-single-word="false" fo:background-color="transparent" fo:padding="0in" fo:border="non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dc:date>2020-02-14T13:01:42.843074563</dc:date>
    <meta:editing-duration>PT3H34M13S</meta:editing-duration>
    <meta:editing-cycles>1</meta:editing-cycles>
    <meta:document-statistic meta:table-count="0" meta:image-count="0" meta:object-count="0" meta:page-count="2" meta:paragraph-count="24" meta:word-count="621" meta:character-count="3534" meta:non-whitespace-character-count="2919"/>
  </office:meta>
</office:document-meta>
</file>